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onaco" svg:font-family="Monaco, MonacoRegular, 'Courier New', monospace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79db"/>
    </style:style>
    <style:style style:name="P2" style:family="paragraph" style:parent-style-name="Standard">
      <style:text-properties officeooo:paragraph-rsid="002ce7b7"/>
    </style:style>
    <style:style style:name="P3" style:family="paragraph" style:parent-style-name="Standard">
      <style:text-properties officeooo:paragraph-rsid="002900e2"/>
    </style:style>
    <style:style style:name="P4" style:family="paragraph" style:parent-style-name="Standard">
      <style:text-properties style:use-window-font-color="true" style:font-name="AppleSystemUIFont" fo:font-size="12pt" officeooo:rsid="002179db" officeooo:paragraph-rsid="002179db" style:font-size-asian="12pt"/>
    </style:style>
    <style:style style:name="P5" style:family="paragraph" style:parent-style-name="Standard">
      <style:text-properties style:use-window-font-color="true" style:font-name="AppleSystemUIFont" fo:font-size="12pt" officeooo:rsid="002ce7b7" officeooo:paragraph-rsid="002ce7b7" style:font-size-asian="12pt"/>
    </style:style>
    <style:style style:name="P6" style:family="paragraph" style:parent-style-name="Standard">
      <style:text-properties fo:font-variant="normal" fo:text-transform="none" fo:color="#000000" style:font-name="Monaco" fo:font-size="6.75pt" fo:letter-spacing="normal" fo:font-style="normal" fo:font-weight="normal" officeooo:rsid="002ce7b7" officeooo:paragraph-rsid="002ce7b7" style:font-size-asian="12pt" loext:padding="0cm" loext:border="none"/>
    </style:style>
    <style:style style:name="P7" style:family="paragraph" style:parent-style-name="Standard">
      <style:text-properties officeooo:paragraph-rsid="0027d0b3"/>
    </style:style>
    <style:style style:name="P8" style:family="paragraph" style:parent-style-name="Standard">
      <style:text-properties officeooo:rsid="003123fa" officeooo:paragraph-rsid="003123fa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Monaco" fo:font-size="6.75pt" fo:letter-spacing="normal" fo:font-style="normal" fo:font-weight="normal" loext:padding="0cm" loext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inherit" fo:font-size="6.75pt" fo:letter-spacing="normal" fo:font-style="normal" fo:font-weight="normal" loext:padding="0cm" loext:border="none"/>
    </style:style>
    <style:style style:name="T1" style:family="text">
      <style:text-properties style:use-window-font-color="true" style:font-name="AppleSystemUIFont" fo:font-size="12pt" style:font-size-asian="12pt"/>
    </style:style>
    <style:style style:name="T2" style:family="text">
      <style:text-properties style:use-window-font-color="true" style:font-name="AppleSystemUIFont" fo:font-size="12pt" officeooo:rsid="002179db" style:font-size-asian="12pt"/>
    </style:style>
    <style:style style:name="T3" style:family="text">
      <style:text-properties style:use-window-font-color="true" style:font-name="AppleSystemUIFont" fo:font-size="12pt" officeooo:rsid="0027bcb9" style:font-size-asian="12pt"/>
    </style:style>
    <style:style style:name="T4" style:family="text">
      <style:text-properties style:use-window-font-color="true" style:font-name="AppleSystemUIFont" fo:font-size="12pt" officeooo:rsid="0027d0b3" style:font-size-asian="12pt"/>
    </style:style>
    <style:style style:name="T5" style:family="text">
      <style:text-properties style:use-window-font-color="true" style:font-name="AppleSystemUIFont" fo:font-size="12pt" officeooo:rsid="002900e2" style:font-size-asian="12pt"/>
    </style:style>
    <style:style style:name="T6" style:family="text">
      <style:text-properties style:use-window-font-color="true" style:font-name="AppleSystemUIFont" fo:font-size="12pt" officeooo:rsid="002aeada" style:font-size-asian="12pt"/>
    </style:style>
    <style:style style:name="T7" style:family="text">
      <style:text-properties style:use-window-font-color="true" style:font-name="AppleSystemUIFont" fo:font-size="12pt" officeooo:rsid="002ce7b7" style:font-size-asian="12pt"/>
    </style:style>
    <style:style style:name="T8" style:family="text">
      <style:text-properties style:use-window-font-color="true" style:font-name="AppleSystemUIFont" fo:font-size="12pt" officeooo:rsid="002eda37" style:font-size-asian="12pt"/>
    </style:style>
    <style:style style:name="T9" style:family="text">
      <style:text-properties style:use-window-font-color="true" style:font-name="AppleSystemUIFont" fo:font-size="12pt" officeooo:rsid="002edeb0" style:font-size-asian="12pt"/>
    </style:style>
    <style:style style:name="T10" style:family="text">
      <style:text-properties style:use-window-font-color="true" style:font-name="AppleSystemUIFont" fo:font-size="12pt" officeooo:rsid="00308a8b" style:font-size-asian="12pt"/>
    </style:style>
    <style:style style:name="T11" style:family="text">
      <style:text-properties style:use-window-font-color="true" style:font-name="AppleSystemUIFont" fo:font-size="12pt" officeooo:rsid="003123fa" style:font-size-asian="12pt"/>
    </style:style>
    <style:style style:name="T12" style:family="text">
      <style:text-properties style:use-window-font-color="true" style:font-name="AppleSystemUIFont" fo:font-size="12pt" officeooo:rsid="0031bc2c" style:font-size-asian="12pt"/>
    </style:style>
    <style:style style:name="T13" style:family="text">
      <style:text-properties fo:color="#006fe0"/>
    </style:style>
    <style:style style:name="T14" style:family="text">
      <style:text-properties fo:color="#006fe0" style:font-name="inherit"/>
    </style:style>
    <style:style style:name="T15" style:family="text">
      <style:text-properties fo:color="#333333" style:font-name="inherit"/>
    </style:style>
    <style:style style:name="T16" style:family="text">
      <style:text-properties style:font-name="inherit"/>
    </style:style>
    <style:style style:name="T17" style:family="text">
      <style:text-properties fo:color="#002d7a" style:font-name="inherit"/>
    </style:style>
    <style:style style:name="T18" style:family="text">
      <style:text-properties fo:color="#ce0000" style:font-name="inherit"/>
    </style:style>
    <style:style style:name="T19" style:family="text">
      <style:text-properties officeooo:rsid="003123fa"/>
    </style:style>
    <style:style style:name="T20" style:family="text">
      <style:text-properties officeooo:rsid="0031bc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kış Diyagramı</text:p>
      <text:p text:style-name="P4">1. Başla</text:p>
      <text:p text:style-name="P3"><text:span text:style-name="T5">2. </text:span><text:span text:style-name="T7">Yaz “s</text:span><text:span text:style-name="T8">ayıyı gir</text:span><text:span text:style-name="T7">”</text:span></text:p>
      <text:p text:style-name="P1"><text:span text:style-name="T5">3</text:span><text:span text:style-name="T2">. </text:span><text:span text:style-name="T7">oku s</text:span><text:span text:style-name="T8">ayi</text:span></text:p>
      <text:p text:style-name="P2"><text:span text:style-name="T5">4</text:span><text:span text:style-name="T2">. </text:span><text:span text:style-name="T3">eğ</text:span><text:span text:style-name="T8">er (sayi%</text:span><text:span text:style-name="T12">3==0 </text:span><text:span text:style-name="T10">&amp;&amp; sayi%</text:span><text:span text:style-name="T12">5==0</text:span><text:span text:style-name="T8">)</text:span></text:p>
      <text:p text:style-name="P2"><text:span text:style-name="T5">5</text:span><text:span text:style-name="T2">. </text:span><text:span text:style-name="T3">y</text:span><text:span text:style-name="T9">az “</text:span><text:span text:style-name="T11">bö</text:span><text:span text:style-name="T12">lünüyor</text:span><text:span text:style-name="T9">”</text:span></text:p>
      <text:p text:style-name="P1"><text:span text:style-name="T5">6</text:span><text:span text:style-name="T2">. </text:span><text:span text:style-name="T3">d</text:span><text:span text:style-name="T9">eğilse </text:span><text:span text:style-name="T11">y</text:span><text:span text:style-name="T12">az “bölünmüyor”</text:span></text:p>
      <text:p text:style-name="P7"><text:span text:style-name="T6">7</text:span><text:span text:style-name="T4">. </text:span><text:span text:style-name="T12">Bitir</text:span>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onaco" svg:font-family="Monaco, MonacoRegular, 'Courier New', monospace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1T00:12:24.190077449</dc:date>
    <meta:editing-duration>PT12H16M48S</meta:editing-duration>
    <meta:editing-cycles>12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8" meta:word-count="25" meta:character-count="137" meta:non-whitespace-character-count="120"/>
  </office:meta>
</office:document-meta>
</file>